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Cambria1" svg:font-family="Cambria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ucida Sans" svg:font-family="'Lucida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tarSymbol" svg:font-family="Star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NewRomanPSMT" svg:font-family="TimesNewRomanPSMT" style:font-family-generic="system" style:font-pitch="variable"/>
  </office:font-face-decls>
  <office:automatic-styles>
    <style:style style:name="Tabla1" style:family="table">
      <style:table-properties style:width="17.177cm" fo:margin-left="-0.004cm" fo:margin-top="0cm" fo:margin-bottom="0cm" table:align="left" style:writing-mode="lr-tb"/>
    </style:style>
    <style:style style:name="Tabla1.A" style:family="table-column">
      <style:table-column-properties style:column-width="2.411cm"/>
    </style:style>
    <style:style style:name="Tabla1.B" style:family="table-column">
      <style:table-column-properties style:column-width="1.748cm"/>
    </style:style>
    <style:style style:name="Tabla1.C" style:family="table-column">
      <style:table-column-properties style:column-width="5.502cm"/>
    </style:style>
    <style:style style:name="Tabla1.D" style:family="table-column">
      <style:table-column-properties style:column-width="7.514cm"/>
    </style:style>
    <style:style style:name="Tabla1.1" style:family="table-row">
      <style:table-row-properties fo:keep-together="always"/>
    </style:style>
    <style:style style:name="Tabla1.A1" style:family="table-cell">
      <style:table-cell-properties fo:padding-left="0.194cm" fo:padding-right="0.191cm" fo:padding-top="0cm" fo:padding-bottom="0cm" fo:border-left="0.25pt solid #000001" fo:border-right="0.75pt solid #000001" fo:border-top="0.25pt solid #000001" fo:border-bottom="0.75pt solid #000001"/>
    </style:style>
    <style:style style:name="Tabla1.B1" style:family="table-cell">
      <style:table-cell-properties fo:padding-left="0.194cm" fo:padding-right="0.191cm" fo:padding-top="0cm" fo:padding-bottom="0cm" fo:border-left="0.75pt solid #000001" fo:border-right="0.75pt solid #000001" fo:border-top="0.25pt solid #000001" fo:border-bottom="0.75pt solid #000001"/>
    </style:style>
    <style:style style:name="Tabla1.D1" style:family="table-cell">
      <style:table-cell-properties fo:padding-left="0.194cm" fo:padding-right="0.191cm" fo:padding-top="0cm" fo:padding-bottom="0cm" fo:border-left="0.75pt solid #000001" fo:border-right="0.25pt solid #000001" fo:border-top="0.25pt solid #000001" fo:border-bottom="0.75pt solid #000001"/>
    </style:style>
    <style:style style:name="Tabla1.A2" style:family="table-cell">
      <style:table-cell-properties fo:padding-left="0.194cm" fo:padding-right="0.191cm" fo:padding-top="0cm" fo:padding-bottom="0cm" fo:border-left="0.25pt solid #000001" fo:border-right="0.75pt solid #000001" fo:border-top="0.75pt solid #000001" fo:border-bottom="0.75pt solid #000001"/>
    </style:style>
    <style:style style:name="Tabla1.B2" style:family="table-cell">
      <style:table-cell-properties fo:padding-left="0.194cm" fo:padding-right="0.191cm" fo:padding-top="0cm" fo:padding-bottom="0cm" fo:border="0.75pt solid #000001"/>
    </style:style>
    <style:style style:name="Tabla1.D2" style:family="table-cell">
      <style:table-cell-properties fo:padding-left="0.194cm" fo:padding-right="0.191cm" fo:padding-top="0cm" fo:padding-bottom="0cm" fo:border-left="0.75pt solid #000001" fo:border-right="0.25pt solid #000001" fo:border-top="0.75pt solid #000001" fo:border-bottom="0.75pt solid #000001"/>
    </style:style>
    <style:style style:name="Tabla1.A4" style:family="table-cell">
      <style:table-cell-properties fo:padding-left="0.194cm" fo:padding-right="0.191cm" fo:padding-top="0cm" fo:padding-bottom="0cm" fo:border-left="0.25pt solid #000001" fo:border-right="0.75pt solid #000001" fo:border-top="0.75pt solid #000001" fo:border-bottom="0.25pt solid #000001"/>
    </style:style>
    <style:style style:name="Tabla1.B4" style:family="table-cell">
      <style:table-cell-properties fo:padding-left="0.194cm" fo:padding-right="0.191cm" fo:padding-top="0cm" fo:padding-bottom="0cm" fo:border-left="0.75pt solid #000001" fo:border-right="0.75pt solid #000001" fo:border-top="0.75pt solid #000001" fo:border-bottom="0.25pt solid #000001"/>
    </style:style>
    <style:style style:name="Tabla1.D4" style:family="table-cell">
      <style:table-cell-properties fo:padding-left="0.194cm" fo:padding-right="0.191cm" fo:padding-top="0cm" fo:padding-bottom="0cm" fo:border-left="0.75pt solid #000001" fo:border-right="0.25pt solid #000001" fo:border-top="0.75pt solid #000001" fo:border-bottom="0.25pt solid #000001"/>
    </style:style>
    <style:style style:name="Tabla2" style:family="table">
      <style:table-properties style:width="17.177cm" fo:margin-left="0cm" fo:margin-top="0cm" fo:margin-bottom="0cm" table:align="left" style:writing-mode="lr-tb"/>
    </style:style>
    <style:style style:name="Tabla2.A" style:family="table-column">
      <style:table-column-properties style:column-width="2.439cm"/>
    </style:style>
    <style:style style:name="Tabla2.B" style:family="table-column">
      <style:table-column-properties style:column-width="1.75cm"/>
    </style:style>
    <style:style style:name="Tabla2.C" style:family="table-column">
      <style:table-column-properties style:column-width="0.104cm"/>
    </style:style>
    <style:style style:name="Tabla2.D" style:family="table-column">
      <style:table-column-properties style:column-width="4.293cm"/>
    </style:style>
    <style:style style:name="Tabla2.E" style:family="table-column">
      <style:table-column-properties style:column-width="1.261cm"/>
    </style:style>
    <style:style style:name="Tabla2.F" style:family="table-column">
      <style:table-column-properties style:column-width="3.034cm"/>
    </style:style>
    <style:style style:name="Tabla2.1" style:family="table-row">
      <style:table-row-properties fo:keep-together="always"/>
    </style:style>
    <style:style style:name="Tabla2.A1" style:family="table-cell">
      <style:table-cell-properties fo:padding-left="0.191cm" fo:padding-right="0.191cm" fo:padding-top="0cm" fo:padding-bottom="0cm" fo:border-left="0.25pt solid #000001" fo:border-right="0.75pt solid #000001" fo:border-top="0.25pt solid #000001" fo:border-bottom="0.75pt solid #000001"/>
    </style:style>
    <style:style style:name="Tabla2.D1" style:family="table-cell">
      <style:table-cell-properties fo:padding-left="0.191cm" fo:padding-right="0.191cm" fo:padding-top="0cm" fo:padding-bottom="0cm" fo:border-left="0.75pt solid #000001" fo:border-right="0.75pt solid #000001" fo:border-top="0.25pt solid #000001" fo:border-bottom="0.75pt solid #000001"/>
    </style:style>
    <style:style style:name="Tabla2.G1" style:family="table-cell">
      <style:table-cell-properties fo:padding-left="0.191cm" fo:padding-right="0.191cm" fo:padding-top="0cm" fo:padding-bottom="0cm" fo:border-left="0.75pt solid #000001" fo:border-right="0.25pt solid #000001" fo:border-top="0.25pt solid #000001" fo:border-bottom="0.75pt solid #000001"/>
    </style:style>
    <style:style style:name="Tabla2.A2" style:family="table-cell">
      <style:table-cell-properties fo:padding-left="0.191cm" fo:padding-right="0.191cm" fo:padding-top="0cm" fo:padding-bottom="0cm" fo:border-left="0.25pt solid #000001" fo:border-right="0.75pt solid #000001" fo:border-top="0.75pt solid #000001" fo:border-bottom="0.75pt solid #000001"/>
    </style:style>
    <style:style style:name="Tabla2.B2" style:family="table-cell">
      <style:table-cell-properties fo:padding-left="0.191cm" fo:padding-right="0.191cm" fo:padding-top="0cm" fo:padding-bottom="0cm" fo:border="0.75pt solid #000001"/>
    </style:style>
    <style:style style:name="Tabla2.F2" style:family="table-cell">
      <style:table-cell-properties fo:padding-left="0.191cm" fo:padding-right="0.191cm" fo:padding-top="0cm" fo:padding-bottom="0cm" fo:border-left="0.75pt solid #000001" fo:border-right="0.25pt solid #000001" fo:border-top="0.75pt solid #000001" fo:border-bottom="0.75pt solid #000001"/>
    </style:style>
    <style:style style:name="Tabla2.A5" style:family="table-cell">
      <style:table-cell-properties fo:padding-left="0.191cm" fo:padding-right="0.191cm" fo:padding-top="0cm" fo:padding-bottom="0cm" fo:border-left="0.25pt solid #000001" fo:border-right="0.75pt solid #000001" fo:border-top="0.75pt solid #000001" fo:border-bottom="0.25pt solid #000001"/>
    </style:style>
    <style:style style:name="Tabla2.B5" style:family="table-cell">
      <style:table-cell-properties fo:padding-left="0.191cm" fo:padding-right="0.191cm" fo:padding-top="0cm" fo:padding-bottom="0cm" fo:border-left="0.75pt solid #000001" fo:border-right="0.75pt solid #000001" fo:border-top="0.75pt solid #000001" fo:border-bottom="0.25pt solid #000001"/>
    </style:style>
    <style:style style:name="Tabla2.F5" style:family="table-cell">
      <style:table-cell-properties fo:padding-left="0.191cm" fo:padding-right="0.191cm" fo:padding-top="0cm" fo:padding-bottom="0cm" fo:border-left="0.75pt solid #000001" fo:border-right="0.25pt solid #000001" fo:border-top="0.75pt solid #000001" fo:border-bottom="0.25pt solid #000001"/>
    </style:style>
    <style:style style:name="P1" style:family="paragraph" style:parent-style-name="Standard">
      <style:paragraph-properties fo:text-align="center" style:justify-single-word="false"/>
      <style:text-properties style:font-name="Calibri" fo:font-size="14pt" fo:language="es" fo:country="MX" style:font-size-asian="14pt"/>
    </style:style>
    <style:style style:name="P2" style:family="paragraph" style:parent-style-name="Standard">
      <style:text-properties style:font-name="Calibri" fo:language="es" fo:country="MX"/>
    </style:style>
    <style:style style:name="P3" style:family="paragraph" style:parent-style-name="Standard">
      <style:paragraph-properties fo:text-align="end" style:justify-single-word="false"/>
      <style:text-properties style:font-name="Calibri" fo:language="es" fo:country="MX"/>
    </style:style>
    <style:style style:name="P4" style:family="paragraph" style:parent-style-name="Standard">
      <style:paragraph-properties fo:line-height="100%" fo:orphans="2" fo:widows="2" fo:hyphenation-ladder-count="no-limit"/>
      <style:text-properties style:font-name="Calibri" fo:font-size="18pt" fo:language="es" fo:country="MX" fo:font-weight="bold" style:letter-kerning="true" style:font-name-asian="Calibri1" style:font-size-asian="18pt" style:font-weight-asian="bold" style:font-size-complex="16pt" style:font-weight-complex="bold" fo:hyphenate="true" fo:hyphenation-remain-char-count="2" fo:hyphenation-push-char-count="2"/>
    </style:style>
    <style:style style:name="P5" style:family="paragraph" style:parent-style-name="Standard">
      <style:paragraph-properties fo:line-height="100%" fo:orphans="2" fo:widows="2" fo:hyphenation-ladder-count="no-limit"/>
      <style:text-properties style:font-name="Calibri" fo:font-size="18pt" fo:language="es" fo:country="MX" fo:font-weight="bold" style:letter-kerning="true" style:font-size-asian="18pt" style:font-weight-asian="bold" style:font-size-complex="16pt" style:font-weight-complex="bold" fo:hyphenate="true" fo:hyphenation-remain-char-count="2" fo:hyphenation-push-char-count="2"/>
    </style:style>
    <style:style style:name="P6" style:family="paragraph" style:parent-style-name="Standard">
      <style:text-properties fo:language="es" fo:country="MX"/>
    </style:style>
    <style:style style:name="P7" style:family="paragraph" style:parent-style-name="Standard">
      <style:text-properties fo:language="es" fo:country="MX" style:font-name-asian="Calibri1"/>
    </style:style>
    <style:style style:name="P8" style:family="paragraph" style:parent-style-name="Standard">
      <style:text-properties fo:language="es" fo:country="MX" style:font-name-asian="Calibri1" style:language-asian="en" style:country-asian="US"/>
    </style:style>
    <style:style style:name="P9" style:family="paragraph" style:parent-style-name="Standard">
      <style:text-properties fo:language="es" fo:country="MX" style:language-asian="en" style:country-asian="US"/>
    </style:style>
    <style:style style:name="P10" style:family="paragraph" style:parent-style-name="Standard">
      <style:paragraph-properties fo:line-height="100%" fo:text-align="justify" style:justify-single-word="false" fo:orphans="2" fo:widows="2" fo:hyphenation-ladder-count="no-limit"/>
      <style:text-properties fo:hyphenate="true" fo:hyphenation-remain-char-count="2" fo:hyphenation-push-char-count="2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text-properties officeooo:paragraph-rsid="0017c234"/>
    </style:style>
    <style:style style:name="P13" style:family="paragraph" style:parent-style-name="Text_20_body" style:list-style-name="WWNum2">
      <style:paragraph-properties fo:text-align="justify" style:justify-single-word="false" fo:keep-together="always">
        <style:tab-stops>
          <style:tab-stop style:position="1.769cm"/>
        </style:tab-stops>
      </style:paragraph-properties>
    </style:style>
    <style:style style:name="P14" style:family="paragraph" style:parent-style-name="Text_20_body" style:list-style-name="WWNum3">
      <style:paragraph-properties fo:text-align="justify" style:justify-single-word="false" fo:keep-together="always">
        <style:tab-stops>
          <style:tab-stop style:position="1.769cm"/>
        </style:tab-stops>
      </style:paragraph-properties>
      <style:text-properties officeooo:paragraph-rsid="0017c234"/>
    </style:style>
    <style:style style:name="P15" style:family="paragraph" style:parent-style-name="Text_20_body">
      <style:paragraph-properties fo:text-align="justify" style:justify-single-word="false" fo:keep-together="always">
        <style:tab-stops>
          <style:tab-stop style:position="1.769cm"/>
        </style:tab-stops>
      </style:paragraph-properties>
      <style:text-properties style:font-name="Calibri" fo:font-size="12pt" fo:language="es" fo:country="MX" style:font-size-asian="12pt"/>
    </style:style>
    <style:style style:name="P16" style:family="paragraph" style:parent-style-name="Text_20_body">
      <style:paragraph-properties fo:keep-together="always">
        <style:tab-stops>
          <style:tab-stop style:position="1.769cm"/>
        </style:tab-stops>
      </style:paragraph-properties>
      <style:text-properties style:font-name="Cambria" fo:font-size="12pt" fo:language="es" fo:country="MX" style:font-size-asian="12pt"/>
    </style:style>
    <style:style style:name="P17" style:family="paragraph" style:parent-style-name="Text_20_body" style:list-style-name="WWNum3">
      <style:paragraph-properties fo:text-align="justify" style:justify-single-word="false" fo:keep-together="always">
        <style:tab-stops>
          <style:tab-stop style:position="1.769cm"/>
        </style:tab-stops>
      </style:paragraph-properties>
      <style:text-properties officeooo:rsid="0017c234" officeooo:paragraph-rsid="0017c234"/>
    </style:style>
    <style:style style:name="P18" style:family="paragraph" style:parent-style-name="Text_20_body" style:list-style-name="WWNum2">
      <style:paragraph-properties fo:margin-left="1.769cm" fo:margin-right="0cm" fo:text-align="justify" style:justify-single-word="false" fo:keep-together="always" fo:text-indent="-0.499cm" style:auto-text-indent="false">
        <style:tab-stops>
          <style:tab-stop style:position="1.769cm"/>
        </style:tab-stops>
      </style:paragraph-properties>
    </style:style>
    <style:style style:name="P19" style:family="paragraph" style:parent-style-name="Text_20_body" style:list-style-name="WWNum2">
      <style:paragraph-properties fo:margin-left="1.769cm" fo:margin-right="0cm" fo:text-align="justify" style:justify-single-word="false" fo:keep-together="always" fo:text-indent="-0.499cm" style:auto-text-indent="false">
        <style:tab-stops>
          <style:tab-stop style:position="1.769cm"/>
        </style:tab-stops>
      </style:paragraph-properties>
      <style:text-properties officeooo:paragraph-rsid="0017c234"/>
    </style:style>
    <style:style style:name="P20" style:family="paragraph" style:parent-style-name="Text_20_body" style:list-style-name="WWNum2">
      <style:paragraph-properties fo:margin-left="1.769cm" fo:margin-right="0cm" fo:text-align="justify" style:justify-single-word="false" fo:keep-together="always" fo:text-indent="-0.499cm" style:auto-text-indent="false">
        <style:tab-stops>
          <style:tab-stop style:position="1.769cm"/>
        </style:tab-stops>
      </style:paragraph-properties>
    </style:style>
    <style:style style:name="P21" style:family="paragraph" style:parent-style-name="Text_20_body" style:list-style-name="WWNum2">
      <style:paragraph-properties fo:margin-left="1.769cm" fo:margin-right="0cm" fo:text-align="justify" style:justify-single-word="false" fo:text-indent="-0.499cm" style:auto-text-indent="false">
        <style:tab-stops>
          <style:tab-stop style:position="1.769cm"/>
        </style:tab-stops>
      </style:paragraph-properties>
      <style:text-properties officeooo:paragraph-rsid="0017c234"/>
    </style:style>
    <style:style style:name="P22" style:family="paragraph" style:parent-style-name="Text_20_body">
      <style:paragraph-properties fo:margin-left="1.769cm" fo:margin-right="0cm" fo:text-align="justify" style:justify-single-word="false" fo:keep-together="always" fo:text-indent="0cm" style:auto-text-indent="false">
        <style:tab-stops>
          <style:tab-stop style:position="1.769cm"/>
        </style:tab-stops>
      </style:paragraph-properties>
      <style:text-properties style:font-name="Calibri" fo:font-size="12pt" fo:language="es" fo:country="MX" style:font-size-asian="12pt"/>
    </style:style>
    <style:style style:name="P23" style:family="paragraph" style:parent-style-name="Text_20_body" style:list-style-name="WWNum2">
      <style:paragraph-properties fo:margin-left="1.746cm" fo:margin-right="0cm" fo:keep-together="always" fo:text-indent="-0.499cm" style:auto-text-indent="false">
        <style:tab-stops>
          <style:tab-stop style:position="1.746cm"/>
        </style:tab-stops>
      </style:paragraph-properties>
    </style:style>
    <style:style style:name="P24" style:family="paragraph" style:parent-style-name="Heading_20_1">
      <style:paragraph-properties fo:break-before="page"/>
    </style:style>
    <style:style style:name="P25" style:family="paragraph" style:parent-style-name="Heading_20_1">
      <style:paragraph-properties fo:break-before="page"/>
      <style:text-properties officeooo:paragraph-rsid="001951ee"/>
    </style:style>
    <style:style style:name="P26" style:family="paragraph" style:parent-style-name="Heading_20_1">
      <style:text-properties officeooo:paragraph-rsid="0017c234"/>
    </style:style>
    <style:style style:name="P27" style:family="paragraph" style:parent-style-name="Table_20_Heading">
      <style:paragraph-properties fo:margin-top="0cm" fo:margin-bottom="0cm" style:contextual-spacing="false"/>
    </style:style>
    <style:style style:name="P28" style:family="paragraph" style:parent-style-name="Table_20_Contents">
      <style:paragraph-properties fo:margin-top="0cm" fo:margin-bottom="0cm" style:contextual-spacing="false"/>
      <style:text-properties style:font-name="Calibri" fo:language="es" fo:country="MX"/>
    </style:style>
    <style:style style:name="P29" style:family="paragraph" style:parent-style-name="Table_20_Contents">
      <style:paragraph-properties fo:margin-top="0cm" fo:margin-bottom="0cm" style:contextual-spacing="false"/>
      <style:text-properties fo:language="es" fo:country="MX"/>
    </style:style>
    <style:style style:name="P30" style:family="paragraph" style:parent-style-name="Title">
      <style:text-properties fo:font-size="14pt" fo:language="es" fo:country="MX" style:font-size-asian="14pt"/>
    </style:style>
    <style:style style:name="P31" style:family="paragraph" style:parent-style-name="Title">
      <style:text-properties style:font-name="Calibri" fo:font-size="14pt" fo:language="es" fo:country="MX" style:font-size-asian="14pt"/>
    </style:style>
    <style:style style:name="P32" style:family="paragraph" style:parent-style-name="Title">
      <style:paragraph-properties fo:text-align="start" style:justify-single-word="false">
        <style:tab-stops>
          <style:tab-stop style:position="16.484cm" style:type="right"/>
        </style:tab-stops>
      </style:paragraph-properties>
    </style:style>
    <style:style style:name="P33" style:family="paragraph" style:parent-style-name="Project">
      <style:paragraph-properties fo:text-align="center" style:justify-single-word="false"/>
      <style:text-properties fo:language="es" fo:country="MX"/>
    </style:style>
    <style:style style:name="P34" style:family="paragraph" style:parent-style-name="Project" style:master-page-name="First_20_Page">
      <style:paragraph-properties fo:text-align="center" style:justify-single-word="false" style:page-number="auto"/>
      <style:text-properties officeooo:rsid="0017c234" officeooo:paragraph-rsid="0017c234"/>
    </style:style>
    <style:style style:name="P35" style:family="paragraph" style:parent-style-name="Footer">
      <style:text-properties fo:language="es" fo:country="MX"/>
    </style:style>
    <style:style style:name="P36" style:family="paragraph" style:parent-style-name="Contents_20_1">
      <style:text-properties officeooo:paragraph-rsid="0017c234"/>
    </style:style>
    <style:style style:name="P37" style:family="paragraph">
      <style:paragraph-properties fo:text-align="center"/>
    </style:style>
    <style:style style:name="T1" style:family="text">
      <style:text-properties style:font-name="Calibri" fo:font-size="24pt" fo:language="es" fo:country="MX" style:font-size-asian="24pt" style:font-size-complex="24pt"/>
    </style:style>
    <style:style style:name="T2" style:family="text">
      <style:text-properties style:font-name="Calibri" fo:language="es" fo:country="MX"/>
    </style:style>
    <style:style style:name="T3" style:family="text">
      <style:text-properties style:font-name="Calibri" fo:font-size="14pt" fo:language="es" fo:country="MX" style:font-size-asian="14pt"/>
    </style:style>
    <style:style style:name="T4" style:family="text">
      <style:text-properties style:font-name="Calibri" fo:font-size="14pt" fo:language="es" fo:country="MX" style:font-size-asian="14pt" style:font-size-complex="14pt"/>
    </style:style>
    <style:style style:name="T5" style:family="text">
      <style:text-properties style:font-name="Calibri" fo:font-size="14pt" fo:language="es" fo:country="MX" officeooo:rsid="0017c234" style:font-size-asian="14pt"/>
    </style:style>
    <style:style style:name="T6" style:family="text">
      <style:text-properties style:font-name="Calibri" fo:font-size="12pt" fo:language="es" fo:country="MX" style:font-name-asian="Calibri1" style:font-size-asian="12pt" style:language-asian="en" style:country-asian="US"/>
    </style:style>
    <style:style style:name="T7" style:family="text">
      <style:text-properties style:font-name="Calibri" fo:font-size="12pt" fo:language="es" fo:country="MX" officeooo:rsid="0017c234" style:font-name-asian="Calibri1" style:font-size-asian="12pt" style:language-asian="en" style:country-asian="US"/>
    </style:style>
    <style:style style:name="T8" style:family="text">
      <style:text-properties style:font-name="Calibri" fo:font-size="12pt" fo:language="es" fo:country="MX" style:font-size-asian="12pt"/>
    </style:style>
    <style:style style:name="T9" style:family="text">
      <style:text-properties style:font-name="Calibri" fo:font-size="12pt" fo:language="es" fo:country="MX" officeooo:rsid="0017c234" style:font-size-asian="12pt"/>
    </style:style>
    <style:style style:name="T10" style:family="text">
      <style:text-properties style:font-name="Calibri" fo:font-size="12pt" fo:language="es" fo:country="MX" officeooo:rsid="001951ee" style:font-size-asian="12pt"/>
    </style:style>
    <style:style style:name="T11" style:family="text">
      <style:text-properties fo:language="es" fo:country="MX"/>
    </style:style>
    <style:style style:name="T12" style:family="text">
      <style:text-properties fo:language="es" fo:country="MX" style:font-name-asian="Calibri1"/>
    </style:style>
    <style:style style:name="T13" style:family="text">
      <style:text-properties fo:font-variant="normal" fo:text-transform="none" fo:font-size="11pt" fo:language="es" fo:country="MX" fo:font-style="normal" fo:font-weight="normal" style:font-size-asian="11pt" style:font-style-asian="normal" style:font-weight-asian="normal" style:font-size-complex="11pt" style:font-weight-complex="normal"/>
    </style:style>
    <style:style style:name="T14" style:family="text">
      <style:text-properties text:display="true"/>
    </style:style>
    <style:style style:name="T15" style:family="text">
      <style:text-properties fo:font-size="11pt" fo:font-weight="normal" style:font-name-asian="Times New Roman1" style:font-size-asian="11pt" style:language-asian="es" style:country-asian="MX" style:font-weight-asian="normal" style:font-name-complex="Times New Roman1" style:font-size-complex="11pt" style:font-weight-complex="normal"/>
    </style:style>
    <style:style style:name="T16" style:family="text">
      <style:text-properties style:font-name="Cambria" fo:font-size="12pt" fo:language="es" fo:country="MX" style:font-name-asian="Calibri1" style:font-size-asian="12pt" style:language-asian="en" style:country-asian="US" style:font-name-complex="TimesNewRomanPSMT"/>
    </style:style>
    <style:style style:name="T17" style:family="text">
      <style:text-properties style:font-name="Lucida Sans" fo:font-size="8pt" fo:language="es" fo:country="MX" style:font-size-asian="8pt" style:font-size-complex="8pt"/>
    </style:style>
    <style:style style:name="T18" style:family="text">
      <style:text-properties style:font-name="Cambria1" fo:font-size="12pt" fo:language="es" fo:country="MX" officeooo:rsid="0017c234" style:font-name-asian="Calibri1" style:font-size-asian="12pt" style:language-asian="en" style:country-asian="US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width="0.106cm" svg:stroke-color="#ffffff" draw:stroke-linejoin="round" draw:fill="solid" draw:fill-color="#272727" draw:textarea-horizontal-align="center" draw:textarea-vertical-align="top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text:soft-page-break/><text:span text:style-name="T1">(Micro) Sistema de Archivos</text:span></text:p>
      <text:p text:style-name="P33"/>
      <text:p text:style-name="Title"><text:span text:style-name="T2">Documento de Visión</text:span></text:p>
      <text:p text:style-name="P30"/>
      <text:p text:style-name="Title"><text:span text:style-name="T3">Preparado por Ortega y Páez</text:span></text:p>
      <text:p text:style-name="P1"/>
      <text:p text:style-name="Title"><text:span text:style-name="T3">para &lt;&lt;Sistemas Operativos&gt;&gt;</text:span></text:p>
      <text:p text:style-name="P1"/>
      <text:p text:style-name="Title"><text:span text:style-name="T3">Versión 1.0</text:span></text:p>
      <text:p text:style-name="P2"/>
      <text:p text:style-name="Title"><text:span text:style-name="T3">Fecha: <text:s/>2</text:span><text:span text:style-name="T5">0</text:span><text:span text:style-name="T3">-</text:span><text:span text:style-name="T5">11</text:span><text:span text:style-name="T3">-2016</text:span></text:p>
      <text:p text:style-name="P31"/>
      <text:p text:style-name="P3"/>
      <text:p text:style-name="Title"><text:span text:style-name="T4">Historial de Revisiones.</text:span></text:p>
      <text:p text:style-name="P6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27"><text:span text:style-name="T2">Fecha</text:span></text:p>
          </table:table-cell>
          <table:table-cell table:style-name="Tabla1.B1" office:value-type="string">
            <text:p text:style-name="P27"><text:span text:style-name="T2">Versión</text:span></text:p>
          </table:table-cell>
          <table:table-cell table:style-name="Tabla1.B1" office:value-type="string">
            <text:p text:style-name="P27"><text:span text:style-name="T2">Autor</text:span></text:p>
          </table:table-cell>
          <table:table-cell table:style-name="Tabla1.D1" office:value-type="string">
            <text:p text:style-name="P27"><text:span text:style-name="T2">Descripción</text:span></text:p>
          </table:table-cell>
        </table:table-row>
        <table:table-row table:style-name="Tabla1.1">
          <table:table-cell table:style-name="Tabla1.A2" office:value-type="string">
            <text:p text:style-name="P28"/>
          </table:table-cell>
          <table:table-cell table:style-name="Tabla1.B2" office:value-type="string">
            <text:p text:style-name="P28"/>
          </table:table-cell>
          <table:table-cell table:style-name="Tabla1.B2" office:value-type="string">
            <text:p text:style-name="P28"/>
          </table:table-cell>
          <table:table-cell table:style-name="Tabla1.D2" office:value-type="string">
            <text:p text:style-name="P28"/>
          </table:table-cell>
        </table:table-row>
        <table:table-row table:style-name="Tabla1.1">
          <table:table-cell table:style-name="Tabla1.A2" office:value-type="string">
            <text:p text:style-name="P28"/>
          </table:table-cell>
          <table:table-cell table:style-name="Tabla1.B2" office:value-type="string">
            <text:p text:style-name="P28"/>
          </table:table-cell>
          <table:table-cell table:style-name="Tabla1.B2" office:value-type="string">
            <text:p text:style-name="P28"/>
          </table:table-cell>
          <table:table-cell table:style-name="Tabla1.D2" office:value-type="string">
            <text:p text:style-name="P28"/>
          </table:table-cell>
        </table:table-row>
        <table:table-row table:style-name="Tabla1.1">
          <table:table-cell table:style-name="Tabla1.A4" office:value-type="string">
            <text:p text:style-name="P28"/>
          </table:table-cell>
          <table:table-cell table:style-name="Tabla1.B4" office:value-type="string">
            <text:p text:style-name="P28"/>
          </table:table-cell>
          <table:table-cell table:style-name="Tabla1.B4" office:value-type="string">
            <text:p text:style-name="P28"/>
          </table:table-cell>
          <table:table-cell table:style-name="Tabla1.D4" office:value-type="string">
            <text:p text:style-name="P28"/>
          </table:table-cell>
        </table:table-row>
      </table:table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D"/>
        <table:table-row table:style-name="Tabla2.1">
          <table:table-cell table:style-name="Tabla2.A1" table:number-columns-spanned="3" office:value-type="string">
            <text:p text:style-name="P27"><text:span text:style-name="T2">Fecha</text:span></text:p>
          </table:table-cell>
          <table:covered-table-cell/>
          <table:covered-table-cell/>
          <table:table-cell table:style-name="Tabla2.D1" office:value-type="string">
            <text:p text:style-name="P27"><text:span text:style-name="T2">Versión</text:span></text:p>
          </table:table-cell>
          <table:table-cell table:style-name="Tabla2.D1" table:number-columns-spanned="2" office:value-type="string">
            <text:p text:style-name="P27"><text:span text:style-name="T2">Aprobado por</text:span></text:p>
          </table:table-cell>
          <table:covered-table-cell/>
          <table:table-cell table:style-name="Tabla2.G1" office:value-type="string">
            <text:p text:style-name="P27"><text:span text:style-name="T2">Información de aprobación.</text:span></text:p>
          </table:table-cell>
        </table:table-row>
        <table:table-row table:style-name="Tabla2.1">
          <table:table-cell table:style-name="Tabla2.A2" office:value-type="string">
            <text:p text:style-name="P28"/>
          </table:table-cell>
          <table:table-cell table:style-name="Tabla2.B2" office:value-type="string">
            <text:p text:style-name="P28"/>
          </table:table-cell>
          <table:table-cell table:style-name="Tabla2.B2" table:number-columns-spanned="3" office:value-type="string">
            <text:p text:style-name="P28"/>
          </table:table-cell>
          <table:covered-table-cell/>
          <table:covered-table-cell/>
          <table:table-cell table:style-name="Tabla2.F2" table:number-columns-spanned="2" office:value-type="string">
            <text:p text:style-name="P28"/>
          </table:table-cell>
          <table:covered-table-cell/>
        </table:table-row>
        <table:table-row table:style-name="Tabla2.1">
          <table:table-cell table:style-name="Tabla2.A2" office:value-type="string">
            <text:p text:style-name="P28"/>
          </table:table-cell>
          <table:table-cell table:style-name="Tabla2.B2" office:value-type="string">
            <text:p text:style-name="P28"/>
          </table:table-cell>
          <table:table-cell table:style-name="Tabla2.B2" table:number-columns-spanned="3" office:value-type="string">
            <text:p text:style-name="P28"/>
          </table:table-cell>
          <table:covered-table-cell/>
          <table:covered-table-cell/>
          <table:table-cell table:style-name="Tabla2.F2" table:number-columns-spanned="2" office:value-type="string">
            <text:p text:style-name="P28"/>
          </table:table-cell>
          <table:covered-table-cell/>
        </table:table-row>
        <table:table-row table:style-name="Tabla2.1">
          <table:table-cell table:style-name="Tabla2.A2" office:value-type="string">
            <text:p text:style-name="P29"/>
          </table:table-cell>
          <table:table-cell table:style-name="Tabla2.B2" office:value-type="string">
            <text:p text:style-name="P29"/>
          </table:table-cell>
          <table:table-cell table:style-name="Tabla2.B2" table:number-columns-spanned="3" office:value-type="string">
            <text:p text:style-name="P29"/>
          </table:table-cell>
          <table:covered-table-cell/>
          <table:covered-table-cell/>
          <table:table-cell table:style-name="Tabla2.F2" table:number-columns-spanned="2" office:value-type="string">
            <text:p text:style-name="P29"/>
          </table:table-cell>
          <table:covered-table-cell/>
        </table:table-row>
        <table:table-row table:style-name="Tabla2.1">
          <table:table-cell table:style-name="Tabla2.A5" office:value-type="string">
            <text:p text:style-name="P29"/>
          </table:table-cell>
          <table:table-cell table:style-name="Tabla2.B5" office:value-type="string">
            <text:p text:style-name="P29"/>
          </table:table-cell>
          <table:table-cell table:style-name="Tabla2.B5" table:number-columns-spanned="3" office:value-type="string">
            <text:p text:style-name="P29"/>
          </table:table-cell>
          <table:covered-table-cell/>
          <table:covered-table-cell/>
          <table:table-cell table:style-name="Tabla2.F5" table:number-columns-spanned="2" office:value-type="string">
            <text:p text:style-name="P29"/>
          </table:table-cell>
          <table:covered-table-cell/>
        </table:table-row>
      </table:table>
      <text:p text:style-name="Title"><text:span text:style-name="T4">Historial de Aprobaciones.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table-of-content text:style-name="Sect1" text:protected="true" text:name="Índice de contenid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h text:style-name="P26" text:outline-level="1"><text:soft-page-break/></text:h>
        </text:index-body>
      </text:table-of-content>
      <text:p text:style-name="P36"><text:a xlink:type="simple" xlink:href="#_Toc243196482" text:style-name="Index_20_Link" text:visited-style-name="Index_20_Link"><text:span text:style-name="T11">1.</text:span></text:a><text:a xlink:type="simple" xlink:href="#_Toc243196482" text:style-name="Index_20_Link" text:visited-style-name="Index_20_Link"><text:span text:style-name="T13"><text:tab/></text:span></text:a><text:a xlink:type="simple" xlink:href="#_Toc243196482" text:style-name="Index_20_Link" text:visited-style-name="Index_20_Link"><text:span text:style-name="T12">Introducción.</text:span></text:a><text:a xlink:type="simple" xlink:href="#_Toc243196482" text:style-name="Index_20_Link" text:visited-style-name="Index_20_Link"><text:span text:style-name="T14"><text:tab/>2</text:span></text:a></text:p>
      <text:p text:style-name="Contents_20_2"><text:a xlink:type="simple" xlink:href="#_Toc243196483" text:style-name="Index_20_Link" text:visited-style-name="Index_20_Link">1.1</text:a><text:a xlink:type="simple" xlink:href="#_Toc243196483" text:style-name="Index_20_Link" text:visited-style-name="Index_20_Link"><text:span text:style-name="T15"><text:tab/></text:span></text:a><text:a xlink:type="simple" xlink:href="#_Toc243196483" text:style-name="Index_20_Link" text:visited-style-name="Index_20_Link"> Propósito.</text:a><text:a xlink:type="simple" xlink:href="#_Toc243196483" text:style-name="Index_20_Link" text:visited-style-name="Index_20_Link"><text:span text:style-name="T14"><text:tab/>2</text:span></text:a></text:p>
      <text:p text:style-name="Contents_20_2"><text:a xlink:type="simple" xlink:href="#_Toc243196484" text:style-name="Index_20_Link" text:visited-style-name="Index_20_Link">1.2</text:a><text:a xlink:type="simple" xlink:href="#_Toc243196484" text:style-name="Index_20_Link" text:visited-style-name="Index_20_Link"><text:span text:style-name="T15"><text:tab/></text:span></text:a><text:a xlink:type="simple" xlink:href="#_Toc243196484" text:style-name="Index_20_Link" text:visited-style-name="Index_20_Link">Postulado del problema.</text:a><text:a xlink:type="simple" xlink:href="#_Toc243196484" text:style-name="Index_20_Link" text:visited-style-name="Index_20_Link"><text:span text:style-name="T14"><text:tab/>2</text:span></text:a></text:p>
      <text:p text:style-name="Contents_20_1"><text:a xlink:type="simple" xlink:href="#_Toc243196485" text:style-name="Index_20_Link" text:visited-style-name="Index_20_Link"><text:span text:style-name="T12">2.</text:span></text:a><text:a xlink:type="simple" xlink:href="#_Toc243196485" text:style-name="Index_20_Link" text:visited-style-name="Index_20_Link"><text:span text:style-name="T13"><text:tab/></text:span></text:a><text:a xlink:type="simple" xlink:href="#_Toc243196485" text:style-name="Index_20_Link" text:visited-style-name="Index_20_Link"><text:span text:style-name="T12">Oportunidades de negocio.</text:span></text:a><text:a xlink:type="simple" xlink:href="#_Toc243196485" text:style-name="Index_20_Link" text:visited-style-name="Index_20_Link"><text:span text:style-name="T14"><text:tab/>3</text:span></text:a></text:p>
      <text:p text:style-name="Contents_20_1"><text:a xlink:type="simple" xlink:href="#_Toc243196486" text:style-name="Index_20_Link" text:visited-style-name="Index_20_Link"><text:span text:style-name="T12">3.</text:span></text:a><text:a xlink:type="simple" xlink:href="#_Toc243196486" text:style-name="Index_20_Link" text:visited-style-name="Index_20_Link"><text:span text:style-name="T13"><text:tab/></text:span></text:a><text:a xlink:type="simple" xlink:href="#_Toc243196486" text:style-name="Index_20_Link" text:visited-style-name="Index_20_Link"><text:span text:style-name="T12">Solución Propuesta.</text:span></text:a><text:a xlink:type="simple" xlink:href="#_Toc243196486" text:style-name="Index_20_Link" text:visited-style-name="Index_20_Link"><text:span text:style-name="T14"><text:tab/>4</text:span></text:a></text:p>
      <text:p text:style-name="Contents_20_2"><text:a xlink:type="simple" xlink:href="#_Toc243196487" text:style-name="Index_20_Link" text:visited-style-name="Index_20_Link">3.1</text:a><text:a xlink:type="simple" xlink:href="#_Toc243196487" text:style-name="Index_20_Link" text:visited-style-name="Index_20_Link"><text:span text:style-name="T15"><text:tab/></text:span></text:a><text:a xlink:type="simple" xlink:href="#_Toc243196487" text:style-name="Index_20_Link" text:visited-style-name="Index_20_Link">Requerimientos funcionales.</text:a><text:a xlink:type="simple" xlink:href="#_Toc243196487" text:style-name="Index_20_Link" text:visited-style-name="Index_20_Link"><text:span text:style-name="T14"><text:tab/>4</text:span></text:a></text:p>
      <text:p text:style-name="Contents_20_2"><text:a xlink:type="simple" xlink:href="#_Toc243196488" text:style-name="Index_20_Link" text:visited-style-name="Index_20_Link">3.2</text:a><text:a xlink:type="simple" xlink:href="#_Toc243196488" text:style-name="Index_20_Link" text:visited-style-name="Index_20_Link"><text:span text:style-name="T15"><text:tab/></text:span></text:a><text:a xlink:type="simple" xlink:href="#_Toc243196488" text:style-name="Index_20_Link" text:visited-style-name="Index_20_Link">Requerimientos no funcionales.</text:a><text:a xlink:type="simple" xlink:href="#_Toc243196488" text:style-name="Index_20_Link" text:visited-style-name="Index_20_Link"><text:span text:style-name="T14"><text:tab/>4</text:span></text:a></text:p>
      <text:p text:style-name="Contents_20_1"><text:a xlink:type="simple" xlink:href="#_Toc243196489" text:style-name="Index_20_Link" text:visited-style-name="Index_20_Link"><text:span text:style-name="T12">4.</text:span></text:a><text:a xlink:type="simple" xlink:href="#_Toc243196489" text:style-name="Index_20_Link" text:visited-style-name="Index_20_Link"><text:span text:style-name="T13"><text:tab/></text:span></text:a><text:a xlink:type="simple" xlink:href="#_Toc243196489" text:style-name="Index_20_Link" text:visited-style-name="Index_20_Link"><text:span text:style-name="T12">Restricciones.</text:span></text:a><text:a xlink:type="simple" xlink:href="#_Toc243196489" text:style-name="Index_20_Link" text:visited-style-name="Index_20_Link"><text:span text:style-name="T14"><text:tab/>4</text:span></text:a></text:p>
      <text:p text:style-name="Contents_20_1"><text:a xlink:type="simple" xlink:href="#_Toc243196490" text:style-name="Index_20_Link" text:visited-style-name="Index_20_Link"><text:span text:style-name="T11">5.</text:span></text:a><text:a xlink:type="simple" xlink:href="#_Toc243196490" text:style-name="Index_20_Link" text:visited-style-name="Index_20_Link"><text:span text:style-name="T13"><text:tab/></text:span></text:a><text:a xlink:type="simple" xlink:href="#_Toc243196490" text:style-name="Index_20_Link" text:visited-style-name="Index_20_Link"><text:span text:style-name="T11">Riesgos.</text:span></text:a><text:a xlink:type="simple" xlink:href="#_Toc243196490" text:style-name="Index_20_Link" text:visited-style-name="Index_20_Link"><text:span text:style-name="T14"><text:tab/>6</text:span></text:a></text:p>
      <text:h text:style-name="Heading_20_1" text:outline-level="1"><text:span text:style-name="T11"><text:line-break/></text:span></text:h>
      <text:h text:style-name="P24" text:outline-level="1"><text:bookmark-start text:name="_Toc243196482"/><text:span text:style-name="T11">1.<text:tab/></text:span><text:span text:style-name="T12">Introducción.</text:span><text:bookmark-end text:name="_Toc243196482"/></text:h>
      <text:p text:style-name="P8"/>
      <text:h text:style-name="Heading_20_2" text:outline-level="2"><text:bookmark-start text:name="_Toc243196483"/><text:span text:style-name="T11">1.1<text:tab/> Propósito.</text:span><text:bookmark-end text:name="_Toc243196483"/></text:h>
      <text:p text:style-name="P6"/>
      <text:p text:style-name="P10"><text:span text:style-name="T16">El propósito del presente documento es el de registrar la visión general del Software a realizar por Ortega y Páez para la materia de Sistemas Operativos; así también como documentar los riesgos y restricciones del mismo.</text:span></text:p>
      <text:h text:style-name="Heading_20_2" text:outline-level="2"><text:bookmark-start text:name="_Toc243196484"/><text:span text:style-name="T12">1.2<text:tab/>Postulado del problema.</text:span><text:bookmark-end text:name="_Toc243196484"/></text:h>
      <text:p text:style-name="P9"/>
      <text:p text:style-name="Standard"><text:span text:style-name="T18">El (Micro) Sistema de Archivos será responsable de gestionar los archivos contenidos a su vez en otro archivo, el cual se toma como raíz, permitiendo al usuario realizar operaciones con estos como listar directorio, crear o eliminar archivos y el manejo básico de los archivos tales como la lectura y la escritura.</text:span></text:p>
      <text:p text:style-name="P4"><text:bookmark-start text:name="_Toc243196485"/></text:p>
      <text:h text:style-name="P24" text:outline-level="1"><text:span text:style-name="T12">2.<text:tab/>Oportunidades de negocio.</text:span><text:bookmark-end text:name="_Toc243196485"/></text:h>
      <text:p text:style-name="P7"/>
      <text:p text:style-name="P8"/>
      <text:p text:style-name="P4"><text:bookmark-start text:name="_Toc243196486"/></text:p>
      <text:h text:style-name="P24" text:outline-level="1"><text:span text:style-name="T12">3.<text:tab/>Solución Propuesta.</text:span><text:bookmark-end text:name="_Toc243196486"/></text:h>
      <text:p text:style-name="P8"/>
      <text:p text:style-name="P11"><text:span text:style-name="T6">En esta sección se describen los requerimientos tanto funcionales como no funcionales del sistema.</text:span></text:p>
      <text:p text:style-name="P8"/>
      <text:h text:style-name="Heading_20_2" text:outline-level="2"><text:bookmark-start text:name="_Toc243196487"/><text:span text:style-name="T12">3.1<text:tab/>Requerimientos funcionales.</text:span><text:bookmark-end text:name="_Toc243196487"/></text:h>
      <text:p text:style-name="P8"/>
      <text:list xml:id="list4167626267231349599" text:style-name="WWNum2">
        <text:list-item>
          <text:p text:style-name="P18"><text:span text:style-name="T6">El Software debe </text:span><text:span text:style-name="T7">permiti</text:span><text:span text:style-name="T6">r al usuario </text:span><text:span text:style-name="T7">las siguientes operaciones</text:span><text:span text:style-name="T6">:</text:span></text:p>
        </text:list-item>
      </text:list>
      <text:list xml:id="list3242975865605726809" text:style-name="WWNum3">
        <text:list-item>
          <text:p text:style-name="P17"><text:span text:style-name="T6">Listar directorio</text:span></text:p>
        </text:list-item>
        <text:list-item>
          <text:p text:style-name="P17"><text:span text:style-name="T6">Crear o eliminar archivo</text:span></text:p>
        </text:list-item>
        <text:list-item>
          <text:p text:style-name="P14"><text:span text:style-name="T7">Manejo de archivo (lectura, escritura)</text:span></text:p>
        </text:list-item>
      </text:list>
      <text:h text:style-name="Heading_20_2" text:outline-level="2"><text:bookmark-start text:name="_Toc243196488"/><text:span text:style-name="T12">3.2<text:tab/>Requerimientos no funcionales.</text:span><text:bookmark-end text:name="_Toc243196488"/></text:h>
      <text:p text:style-name="P8"/>
      <text:list xml:id="list4556600604258" text:continue-list="list4167626267231349599" text:style-name="WWNum2">
        <text:list-item>
          <text:p text:style-name="P18"><text:span text:style-name="T8">El Software debe </text:span><text:span text:style-name="T9">permitir un uso interactivo</text:span></text:p>
        </text:list-item>
        <text:list-item>
          <text:p text:style-name="P18"><text:span text:style-name="T8">El Código fuente debe estar comentado correctamente</text:span></text:p>
        </text:list-item>
        <text:list-item>
          <text:p text:style-name="P19"><text:span text:style-name="T8">El Código fuente debe estar bien estructurado</text:span></text:p>
        </text:list-item>
        <text:list-item>
          <text:p text:style-name="P21"><text:span text:style-name="T9">Se debe documentar todo límite de nombre, tamaño, etc. </text:span><text:span text:style-name="T8"><text:s/></text:span></text:p>
        </text:list-item>
      </text:list>
      <text:p text:style-name="P15"/>
      <text:h text:style-name="Heading_20_1" text:outline-level="1"><text:bookmark-start text:name="_Toc243196489"/><text:span text:style-name="T12"><text:line-break/><text:line-break/></text:span></text:h>
      <text:p text:style-name="P4"/>
      <text:h text:style-name="P25" text:outline-level="1"><text:span text:style-name="T12">4.<text:tab/>Restricciones.</text:span></text:h>
      <text:p text:style-name="P9"/>
      <text:list xml:id="list4557891194691" text:continue-numbering="true" text:style-name="WWNum2">
        <text:list-item>
          <text:p text:style-name="P18"><text:span text:style-name="T8">El Software debe </text:span><text:span text:style-name="T10">permitir el manejo de al menos 4 archivos diferentes.</text:span></text:p>
        </text:list-item>
        <text:list-item>
          <text:p text:style-name="P18"><text:bookmark-end text:name="_Toc243196489"/><text:span text:style-name="T8">El Software debe tener una historia en git no menor a 5 commits</text:span></text:p>
        </text:list-item>
        <text:list-item>
          <text:p text:style-name="P18"><text:span text:style-name="T8">El Código fuente debe estar comentado correctamente</text:span></text:p>
        </text:list-item>
        <text:list-item>
          <text:p text:style-name="P18"><text:span text:style-name="T8">El Software debe incluir una sección de presentación donde explique:</text:span></text:p>
          <text:list>
            <text:list-item>
              <text:list>
                <text:list-item>
                  <text:list>
                    <text:list-item>
                      <text:p text:style-name="P13"><text:span text:style-name="T8">Problema</text:span></text:p>
                    </text:list-item>
                    <text:list-item>
                      <text:p text:style-name="P13"><text:span text:style-name="T8">Lógica de Operación</text:span></text:p>
                    </text:list-item>
                    <text:list-item>
                      <text:p text:style-name="P13"><text:span text:style-name="T8">Ejemplos de uso e invocación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"/>
      <text:p text:style-name="P5"><text:bookmark-start text:name="_Toc243196490"/></text:p>
      <text:h text:style-name="P24" text:outline-level="1"><text:span text:style-name="T11">5.<text:tab/>Riesgos.</text:span><text:bookmark-end text:name="_Toc243196490"/></text:h>
      <text:p text:style-name="P16"/>
      <text:list xml:id="list4556572497976" text:continue-numbering="true" text:style-name="WWNum2">
        <text:list-item>
          <text:p text:style-name="P23"><text:span text:style-name="T8">xxx.</text:span></text:p>
        </text:list-item>
        <text:list-item>
          <text:p text:style-name="P23"><text:span text:style-name="T8">xxx.</text:span></text:p>
        </text:list-item>
        <text:list-item>
          <text:p text:style-name="P23"><text:span text:style-name="T8">xxx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Cambria1" svg:font-family="Cambria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ucida Sans" svg:font-family="'Lucida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tarSymbol" svg:font-family="Star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NewRomanPSMT" svg:font-family="TimesNewRomanPSM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es" fo:country="MX" style:letter-kerning="true" style:font-name-asian="Calibri1" style:font-size-asian="10pt" style:language-asian="es" style:country-asian="MX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0pt" fo:language="es" fo:country="MX" style:letter-kerning="true" style:font-name-asian="Calibri1" style:font-size-asian="10pt" style:language-asian="es" style:country-asian="MX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style:line-height-at-least="0.423cm" fo:text-align="start" style:justify-single-word="false" fo:orphans="0" fo:widows="0" fo:hyphenation-ladder-count="no-limit" style:writing-mode="lr-tb"/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style:contextual-spacing="false" fo:keep-with-next="always"/>
      <style:text-properties style:font-name="Calibri" fo:font-family="Calibri" style:font-family-generic="roman" style:font-pitch="variable" fo:font-size="18pt" fo:font-weight="bold" style:letter-kerning="true" style:font-size-asian="18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23cm" fo:margin-bottom="0.106cm" style:contextual-spacing="false" fo:keep-with-next="always"/>
      <style:text-properties style:font-name="Calibri" fo:font-family="Calibri" style:font-family-generic="roman" style:font-pitch="variable" fo:font-size="16pt" fo:font-style="italic" fo:font-weight="bold" style:font-size-asian="16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Text_20_body" style:default-outline-level="" style:class="extra">
      <style:paragraph-properties fo:keep-together="always"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Title" style:family="paragraph" style:parent-style-name="Standard" style:next-style-name="Standard" style:default-outline-level="" style:class="chapter">
      <style:paragraph-properties style:line-height-at-least="0.176cm" fo:text-align="center" style:justify-single-word="false"/>
      <style:text-properties style:font-name="Arial" fo:font-family="Arial" style:font-family-generic="roman" style:font-pitch="variable" fo:font-size="18pt" fo:font-weight="bold" style:font-size-asian="18pt" style:font-weight-asian="bold"/>
    </style:style>
    <style:style style:name="Project" style:family="paragraph" style:parent-style-name="Standard" style:default-outline-level="">
      <style:paragraph-properties style:line-height-at-least="0.176cm" fo:text-align="end" style:justify-single-word="false" fo:orphans="2" fo:widows="2"/>
      <style:text-properties style:font-name="Arial" fo:font-family="Arial" style:font-family-generic="roman" style:font-pitch="variable" fo:font-size="18pt" fo:font-weight="bold" style:font-size-asian="18pt" style:font-weight-asian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left="16.986cm" fo:margin-right="0cm" fo:margin-top="0.635cm" fo:margin-bottom="0cm" style:contextual-spacing="false" fo:text-indent="-16.986cm" style:auto-text-indent="false">
        <style:tab-stops>
          <style:tab-stop style:position="1.058cm"/>
          <style:tab-stop style:position="16.51cm" style:type="right" style:leader-style="dotted" style:leader-text="."/>
        </style:tab-stops>
      </style:paragraph-properties>
      <style:text-properties fo:text-transform="uppercase" style:font-name="Calibri" fo:font-family="Calibri" style:font-family-generic="roman" style:font-pitch="variable" fo:font-size="12pt" fo:font-style="italic" fo:font-weight="bold" style:font-size-asian="12pt" style:font-style-asian="italic" style:font-weight-asian="bold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top="0.423cm" fo:margin-bottom="0cm" style:contextual-spacing="false">
        <style:tab-stops>
          <style:tab-stop style:position="1.058cm"/>
          <style:tab-stop style:position="16.51cm" style:type="right" style:leader-style="dotted" style:leader-text="."/>
        </style:tab-stops>
      </style:paragraph-properties>
      <style:text-properties style:font-name="Calibri" fo:font-family="Calibri" style:font-family-generic="roman" style:font-pitch="variable" fo:language="es" fo:country="MX" fo:font-weight="bold" style:font-name-asian="Calibri1" style:font-family-asian="Calibri" style:font-family-generic-asian="system" style:font-pitch-asian="variable" style:language-asian="en" style:country-asian="US" style:font-weight-asian="bold" style:font-name-complex="TimesNewRomanPSMT" style:font-family-complex="TimesNewRomanPSMT" style:font-family-generic-complex="system" style:font-pitch-complex="variable" style:font-size-complex="10pt" style:font-weight-complex="bold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353cm" fo:margin-right="0cm" fo:text-indent="0cm" style:auto-text-indent="false"/>
      <style:text-properties style:font-name="Calibri" fo:font-family="Calibri" style:font-family-generic="roman" style:font-pitch="variable" style:font-size-complex="10pt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0.706cm" fo:margin-right="0cm" fo:text-indent="0cm" style:auto-text-indent="false"/>
      <style:text-properties style:font-name="Calibri" fo:font-family="Calibri" style:font-family-generic="roman" style:font-pitch="variable" style:font-size-complex="10pt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058cm" fo:margin-right="0cm" fo:text-indent="0cm" style:auto-text-indent="false"/>
      <style:text-properties style:font-name="Calibri" fo:font-family="Calibri" style:font-family-generic="roman" style:font-pitch="variable" style:font-size-complex="10pt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1.411cm" fo:margin-right="0cm" fo:text-indent="0cm" style:auto-text-indent="false"/>
      <style:text-properties style:font-name="Calibri" fo:font-family="Calibri" style:font-family-generic="roman" style:font-pitch="variable" style:font-size-complex="10pt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1.764cm" fo:margin-right="0cm" fo:text-indent="0cm" style:auto-text-indent="false"/>
      <style:text-properties style:font-name="Calibri" fo:font-family="Calibri" style:font-family-generic="roman" style:font-pitch="variable" style:font-size-complex="10pt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117cm" fo:margin-right="0cm" fo:text-indent="0cm" style:auto-text-indent="false"/>
      <style:text-properties style:font-name="Calibri" fo:font-family="Calibri" style:font-family-generic="roman" style:font-pitch="variable" style:font-size-complex="10pt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2.469cm" fo:margin-right="0cm" fo:text-indent="0cm" style:auto-text-indent="false"/>
      <style:text-properties style:font-name="Calibri" fo:font-family="Calibri" style:font-family-generic="roman" style:font-pitch="variable" style:font-size-complex="10pt"/>
    </style:style>
    <style:style style:name="Default_20_Paragraph_20_Font" style:display-name="Default Paragraph Font" style:family="text"/>
    <style:style style:name="Título_20_Car" style:display-name="Título Car" style:family="text">
      <style:text-properties style:font-name="Arial" fo:font-family="Arial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Texto_20_independiente_20_Car" style:display-name="Texto independiente Car" style:family="tex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2pt"/>
    </style:style>
    <style:style style:name="Encabezado_20_Car" style:display-name="Encabezado Car" style:family="tex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size-complex="12pt"/>
    </style:style>
    <style:style style:name="Pie_20_de_20_página_20_Car" style:display-name="Pie de página Car" style:family="tex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size-complex="12pt"/>
    </style:style>
    <style:style style:name="Texto_20_de_20_globo_20_Car" style:display-name="Texto de globo Car" style:family="tex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Título_20_1_20_Car" style:display-name="Título 1 Car" style:family="text">
      <style:text-properties style:font-name="Calibri" fo:font-family="Calibri" style:font-family-generic="roman" style:font-pitch="variable" fo:font-size="18pt" fo:language="en" fo:country="US" fo:font-weight="bold" style:letter-kerning="true" style:font-name-asian="Times New Roman1" style:font-family-asian="'Times New Roman'" style:font-family-generic-asian="system" style:font-pitch-asian="variable" style:font-size-asian="18pt" style:font-weight-asian="bold" style:font-size-complex="16pt" style:font-weight-complex="bold"/>
    </style:style>
    <style:style style:name="Título_20_2_20_Car" style:display-name="Título 2 Car" style:family="text">
      <style:text-properties style:font-name="Calibri" fo:font-family="Calibri" style:font-family-generic="roman" style:font-pitch="variable" fo:font-size="16pt" fo:language="en" fo:country="US" fo:font-style="italic" fo:font-weight="bold" style:font-name-asian="Times New Roman1" style:font-family-asian="'Times New Roman'" style:font-family-generic-asian="system" style:font-pitch-asian="variable" style:font-size-asian="16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ListLabel_20_1" style:display-name="ListLabel 1" style:family="text">
      <style:text-properties fo:font-size="9pt" style:font-size-asian="9pt" style:font-size-complex="9pt"/>
    </style:style>
    <style:style style:name="ListLabel_20_2" style:display-name="ListLabel 2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3" style:display-name="ListLabel 3" style:family="text">
      <style:text-properties fo:font-size="9pt" style:font-size-asian="9pt" style:font-name-complex="Courier New1" style:font-family-complex="'Courier New'" style:font-family-generic-complex="system" style:font-pitch-complex="variable" style:font-size-complex="9pt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nothing" fo:margin-left="1.002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ymbol"/>
      </text:list-level-style-bullet>
      <text:list-level-style-bullet text:level="2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  <style:text-properties style:font-name="Symbol"/>
      </text:list-level-style-bullet>
      <text:list-level-style-bullet text:level="3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ymbol"/>
      </text:list-level-style-bullet>
      <text:list-level-style-bullet text:level="4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Courier New"/>
      </text:list-level-style-bullet>
      <text:list-level-style-bullet text:level="5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ymbol"/>
      </text:list-level-style-bullet>
      <text:list-level-style-bullet text:level="6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ymbol"/>
      </text:list-level-style-bullet>
      <text:list-level-style-bullet text:level="7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ymbol"/>
      </text:list-level-style-bullet>
      <text:list-level-style-bullet text:level="8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ymbol"/>
      </text:list-level-style-bullet>
      <text:list-level-style-bullet text:level="9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771cm"/>
        </style:list-level-properties>
        <style:text-properties style:font-name="Courier New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4.04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31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581cm"/>
        </style:list-level-properties>
        <style:text-properties style:font-name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7.85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12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391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1.66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3.228cm"/>
        </style:list-level-properties>
        <style:text-properties style:font-name="Courier New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4.49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76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038cm"/>
        </style:list-level-properties>
        <style:text-properties style:font-name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8.308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578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848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2.118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38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805cm"/>
        </style:list-level-properties>
        <style:text-properties style:font-name="Courier New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4.0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3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615cm"/>
        </style:list-level-properties>
        <style:text-properties style:font-name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7.8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1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425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1.6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9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Title">
      <style:paragraph-properties fo:text-align="start" style:justify-single-word="false">
        <style:tab-stops>
          <style:tab-stop style:position="16.484cm" style:type="right"/>
        </style:tab-stops>
      </style:paragraph-properties>
    </style:style>
    <style:style style:name="MP2" style:family="paragraph">
      <style:paragraph-properties fo:text-align="center"/>
    </style:style>
    <style:style style:name="MP3" style:family="paragraph" style:parent-style-name="Footer">
      <style:text-properties fo:language="es" fo:country="MX"/>
    </style:style>
    <style:style style:name="MT1" style:family="text">
      <style:text-properties style:font-name="Lucida Sans" fo:font-size="8pt" fo:language="es" fo:country="MX" style:font-size-asian="8pt" style:font-size-complex="8pt"/>
    </style:style>
    <style:style style:name="Mgr1" style:family="graphic">
      <style:graphic-properties draw:stroke="solid" svg:stroke-width="0.106cm" svg:stroke-color="#ffffff" draw:stroke-linejoin="round" draw:fill="solid" draw:fill-color="#272727" draw:textarea-horizontal-align="center" draw:textarea-vertical-align="top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1.249cm" fo:margin-bottom="1.249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header-first>
        <text:p text:style-name="MP1"/>
      </style:header-first>
      <style:footer>
        <text:p text:style-name="Footer"><draw:rect text:anchor-type="paragraph" draw:z-index="4" draw:name="Rectangle 2" draw:style-name="Mgr1" draw:text-style-name="MP2" svg:width="16.657cm" svg:height="0.313cm" svg:x="-0.041cm" svg:y="-0.485cm"><text:p/></draw:rect><text:span text:style-name="MT1">Documento de Visión XXXX<text:tab/>FISW Consultores Confidencial<text:tab/>página </text:span><text:span text:style-name="MT1"><text:page-number text:select-page="current">6</text:page-number></text:span><text:span text:style-name="MT1"> de </text:span><text:span text:style-name="MT1"><text:page-count>8</text:page-count></text:span><text:span text:style-name="MT1">6</text:span></text:p>
        <text:p text:style-name="MP3"/>
      </style:footer>
      <style:footer-first>
        <text:p text:style-name="Footer"><draw:rect text:anchor-type="paragraph" draw:z-index="5" draw:name="Rectangle 2" draw:style-name="Mgr1" draw:text-style-name="MP2" svg:width="16.657cm" svg:height="0.313cm" svg:x="-0.041cm" svg:y="-0.485cm"><text:p/></draw:rect><text:span text:style-name="MT1">Documento de Visión XXXX<text:tab/>FISW Consultores Confidencial<text:tab/>página </text:span><text:span text:style-name="MT1"><text:page-number text:select-page="current">1</text:page-number></text:span><text:span text:style-name="MT1"> de </text:span><text:span text:style-name="MT1"><text:page-count>8</text:page-count></text:span><text:span text:style-name="MT1">6</text:span></text:p>
        <text:p text:style-name="MP3"/>
      </style:footer-first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án Zepeda Gorostiza</meta:initial-creator>
    <meta:editing-cycles>7</meta:editing-cycles>
    <meta:print-date>2012-08-29T14:36:00</meta:print-date>
    <meta:creation-date>2015-02-18T16:47:00</meta:creation-date>
    <dc:date>2016-11-20T00:45:55.694171305</dc:date>
    <meta:editing-duration>PT39S</meta:editing-duration>
    <meta:generator>LibreOffice/4.2.8.2$Linux_X86_64 LibreOffice_project/420m0$Build-2</meta:generator>
    <meta:document-statistic meta:table-count="2" meta:image-count="0" meta:object-count="0" meta:page-count="8" meta:paragraph-count="59" meta:word-count="343" meta:character-count="2128" meta:non-whitespace-character-count="1852"/>
    <meta:user-defined meta:name="AppVersion">16.0000</meta:user-defined>
    <meta:user-defined meta:name="Company">UNA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